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nda color (for now): #b56303</text:p>
      <text:p text:style-name="Standard"/>
      <text:p text:style-name="Standard">light blue #5b8f82</text:p>
      <text:p text:style-name="Standard"/>
      <text:p text:style-name="Standard">sat blue #2d4f72</text:p>
      <text:p text:style-name="Standard"/>
      <text:p text:style-name="Standard">dark blue #b56303</text:p>
      <text:p text:style-name="Standard"/>
      <text:p text:style-name="Standard">vampire voltage</text:p>
      <text:p text:style-name="Standard">geothermal cooling system underground</text:p>
      <text:p text:style-name="Standard"/>
      <text:p text:style-name="Standard"/>
      <text:p text:style-name="Standard"/>
      <text:p text:style-name="Standard">Use energy saving lightbulbs</text:p>
      <text:p text:style-name="Standard"/>
      <text:p text:style-name="Standard">Trading an incandescent bulb for a compact fluorescent one prevents 400 pounds of greenhouse gases from being emitted. </text:p>
      <text:p text:style-name="Standard"/>
      <text:p text:style-name="Standard"/>
      <text:p text:style-name="Standard">Stop drinking bottled water</text:p>
      <text:p text:style-name="Standard"/>
      <text:p text:style-name="Standard">When you drink bottled water you are contributing to fossil fuel emissions and creating waste that could take thousands of years to decompose.</text:p>
      <text:p text:style-name="Standard">Bottled water is not better than tap water. In fact, it comes from tap water. If your area has particularly bad tap water, try installing a water filter. &lt;a href=”<text:a xlink:type="simple" xlink:href="http://www.gaiamtv.com/article/visual-proof-you-should-stop-drinking-bottled-water">http://www.gaiamtv.com/article/visual-proof-you-should-stop-drinking-bottled-water</text:a>”&gt; Learn more. &lt;/a&gt;</text:p>
      <text:p text:style-name="Standard"/>
      <text:p text:style-name="Standard"/>
      <text:p text:style-name="Standard">Do not put your batteries in the trash</text:p>
      <text:p text:style-name="Standard"/>
      <text:p text:style-name="Standard">When you throw your batteries in the trash you are releasing heavy metals and toxic chemicals into our soil and water. You can find battery recycling centers at your local Whole Foods, IKEA and Walgreens. Also, you can search for local battery dispensaries on Google or on &lt;a href=”<text:a xlink:type="simple" xlink:href="http://search.earth911.com/">http://search.earth911.com/</text:a>”&gt;Earth911&lt;/a&gt;.</text:p>
      <text:p text:style-name="Standard"/>
      <text:p text:style-name="Standard"/>
      <text:p text:style-name="Standard">Stop using paper towels</text:p>
      <text:p text:style-name="Standard"/>
      <text:p text:style-name="Standard">These are made of paper pulp (ultimately cut up plants) and sometimes contain bleach and/or ink, both of which can be harmful to the environment. You can either buy towels and wash them, or cut up old clothes that you don't use anymore (they will work just as well).</text:p>
      <text:p text:style-name="Standard"/>
      <text:p text:style-name="Standard"/>
      <text:p text:style-name="Standard"/>
      <text:p text:style-name="Standard">Stop using the air conditioner</text:p>
      <text:p text:style-name="Standard"/>
      <text:p text:style-name="Standard">Air conditioning uses a lot of power, most of which is likely generated by fossil fuels. The refrigerants they use also have a negative impact on the environment. There are &lt;a href=”<text:a xlink:type="simple" xlink:href="http://www.wikihow.com/Cool-Yourself-Without-Air-Conditioning">http://www.wikihow.com/Cool-Yourself-Without-Air-Conditioning</text:a>”&gt;plenty of ways <text:s/>to cool <text:soft-page-break/>yourself without air conditioning&lt;/a&gt;. </text:p>
      <text:p text:style-name="Standard">If you absolutely need to use it, turn it off when you leave the house, and consider putting it on a timer before you go to sleep.</text:p>
      <text:p text:style-name="Standard"/>
      <text:p text:style-name="Standard"/>
      <text:p text:style-name="Standard">Stop using paper and Styrofoam cups</text:p>
      <text:p text:style-name="Standard"/>
      <text:p text:style-name="Standard">Paper cups are coated with plastic, which makes them &lt;a href=”http://articles.chicagotribune.com/2014-04-08/opinion/ct-starbucks-recycling-oped-0408-jm-20140408-2_1_starbucks-customers-starbucks-cups-paper-mills”&gt;difficult to recycle&lt;/a&gt;. As for Styrofoam, it is a well known contaminant to both &lt;a href=”<text:a xlink:type="simple" xlink:href="http://www.earthresource.org/campaigns/capp/capp-styrofoam.html">http://www.earthresource.org/campaigns/capp/capp-styrofoam.html</text:a>”&gt;the earth and your body&lt;/a&gt;.</text:p>
      <text:p text:style-name="Standard">If you buy a drink and you know they serve it in Styrofoam or Paper cups, try bringing your own cup/thermos/bottle and having them serve it in that instead.</text:p>
      <text:p text:style-name="Standard"/>
      <text:p text:style-name="Standard"/>
      <text:p text:style-name="Standard">Turn down (or off) the heater</text:p>
      <text:p text:style-name="Standard"/>
      <text:p text:style-name="Standard">Heaters uses a lot of power, most of which is likely generated by fossil fuels. There are &lt;a href=”http://www.wikihow.com/Stay-Warm-at-Home-Without-a-Heater”&gt;plenty of ways <text:s/>to warm yourself without heating&lt;/a&gt;. </text:p>
      <text:p text:style-name="Standard">If you absolutely need to use it, turn it off when you leave the house, and consider putting it on a timer before you go to sleep.</text:p>
      <text:p text:style-name="Standard"/>
      <text:p text:style-name="Standard"/>
      <text:p text:style-name="Standard">Stop using cleaning products</text:p>
      <text:p text:style-name="Standard"/>
      <text:p text:style-name="Standard">Cleaning products are full of toxic chemicals. They kill the germs on your counter, but ultimately end up in our soil and water, where they are harmful to our &lt;a href=”<text:a xlink:type="simple" xlink:href="http://en.wikipedia.org/wiki/Environmental_impact_of_cleaning_agents#Potential_effects_2">http://en.wikipedia.org/wiki/Environmental_impact_of_cleaning_agents#Potential_effects_2</text:a>”&gt;wildlife, and ultimately ourselves&lt;/a&gt;. Most household cleaning can be done with &lt;a href=”http://www.earth911.com/living/health/cleaning-vinegar-baking-soda-lemon/”&gt;baking soda, vinegar and lemon&lt;/a&gt;. Stick to those. You'll help the environment, and your wallet too!</text:p>
      <text:p text:style-name="Standard"/>
      <text:p text:style-name="Standard"/>
      <text:p text:style-name="Standard">Stop using paper and plastic bags</text:p>
      <text:p text:style-name="Standard"/>
      <text:p text:style-name="Standard">Plastic bags harm the &lt;a href=”<text:a xlink:type="simple" xlink:href="http://www.healthguidance.org/entry/14901/1/The-Effects-of-Plastic-Bags-on-Environment.html">http://www.healthguidance.org/entry/14901/1/The-Effects-of-Plastic-Bags-on-Environment.html</text:a>”&gt;air, soil and water&lt;/a&gt;. Paper bags are less harmful, except that they encourage deforestation and are more energy intensive to transport than plastic. Canvas bags can be used for years and don't hurt the environment. You can keep one in your trunk if you use a car, or in your purse if you don't.</text:p>
      <text:p text:style-name="Standard"/>
      <text:p text:style-name="Standard">Take cold showers</text:p>
      <text:p text:style-name="Standard"/>
      <text:p text:style-name="Standard">Cold showers are not only more eco-friendly than warm ones, but also have a &lt;a href=”<text:a xlink:type="simple" xlink:href="http://www.thehackedmind.com/7-reasons-to-take-cold-showers-and-1-that-really-matters/">http://www.thehackedmind.com/7-reasons-to-take-cold-showers-and-1-that-really-matters/</text:a>”&gt; host of health benefits&lt;/a&gt;.</text:p>
      <text:p text:style-name="Standard"><text:soft-page-break/></text:p>
      <text:p text:style-name="Standard"/>
      <text:p text:style-name="Standard"/>
      <text:p text:style-name="Standard">Turn the lights out when you leave the room</text:p>
      <text:p text:style-name="Standard"/>
      <text:p text:style-name="Standard">This seems impossible at first, but after a couple of days it becomes instinctual.</text:p>
      <text:p text:style-name="Standard"/>
      <text:p text:style-name="Standard"/>
      <text:p text:style-name="Standard">Cut back on meat</text:p>
      <text:p text:style-name="Standard"/>
      <text:p text:style-name="Standard">This seems impossible until you realize how many amazing vegetarian alternatives there are. And you were missing out on them because you were stuck on steak.</text:p>
      <text:p text:style-name="Standard">Meat is a huge consumer of fossil fuels and fresh water(&lt;a href=”www.treehugger.com/natural-sciences/steak-n-bake-51-of-greenhouse-gas-emissions-now-come-from-meat-dairy-industry.html”&gt;51% of global emissions&lt;/a&gt; and &lt;a href=”<text:a xlink:type="simple" xlink:href="http://www.peta.org/issues/animals-used-for-food/meat-wastes-natural-resources/">http://www.peta.org/issues/animals-used-for-food/meat-wastes-natural-resources/</text:a>”&gt;50% of the fresh water used in the USA&lt;/a&gt;). Considering how large the environmental impact of meat is, it really is one of the simplest ways to have a large impact. To give you an idea, &lt;a href=”http://www.treehugger.com/green-food/study-finds-meat-and-dairy-create-more-emissions-than-miles.html”&gt;adding one meat-free meal per week (for a family of four) has the same impact as driving a hybrid car&lt;/a&gt;.</text:p>
      <text:p text:style-name="Standard"/>
      <text:p text:style-name="Standard"/>
      <text:p text:style-name="Standard">Cancel your junkmail subscri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meta:initial-creator>
    <meta:creation-date>2014-09-08T18:53:52</meta:creation-date>
    <dc:date>2014-10-10T19:33:52</dc:date>
    <dc:creator>Christian </dc:creator>
    <meta:editing-duration>PT54M20S</meta:editing-duration>
    <meta:editing-cycles>9</meta:editing-cycles>
    <meta:generator>LibreOffice/3.5$Linux_x86 LibreOffice_project/350m1$Build-2</meta:generator>
    <meta:document-statistic meta:table-count="0" meta:image-count="0" meta:object-count="0" meta:page-count="3" meta:paragraph-count="36" meta:word-count="689" meta:character-count="5061" meta:non-whitespace-character-count="4403"/>
  </office:meta>
</office:document-meta>
</file>